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4.5cm" svg:x="2.7cm" svg:y="3.96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cm" svg:height="2.387cm" svg:x="4.2cm" svg:y="5.213cm">
          <draw:text-box>
            <text:p>Intérieur maison à 20°C</text:p>
          </draw:text-box>
        </draw:frame>
        <draw:custom-shape draw:style-name="gr1" draw:text-style-name="P1" draw:layer="layout" svg:width="5cm" svg:height="4.5cm" svg:x="11.2cm" svg:y="3.96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cm" svg:height="2.387cm" svg:x="12.5cm" svg:y="5.213cm">
          <draw:text-box>
            <text:p>Extérieur maison à 0°C</text:p>
          </draw:text-box>
        </draw:frame>
        <draw:line draw:style-name="gr3" draw:text-style-name="P1" draw:layer="layout" svg:x1="3.7cm" svg:y1="4.463cm" svg:x2="3.7cm" svg:y2="2.963cm">
          <text:p/>
        </draw:line>
        <draw:line draw:style-name="gr3" draw:text-style-name="P1" draw:layer="layout" svg:x1="5.7cm" svg:y1="2.963cm" svg:x2="3.7cm" svg:y2="2.963cm">
          <text:p/>
        </draw:line>
        <draw:line draw:style-name="gr3" draw:text-style-name="P1" draw:layer="layout" svg:x1="3.7cm" svg:y1="7.463cm" svg:x2="3.7cm" svg:y2="8.963cm">
          <text:p/>
        </draw:line>
        <draw:line draw:style-name="gr3" draw:text-style-name="P1" draw:layer="layout" svg:x1="3.7cm" svg:y1="8.963cm" svg:x2="5.7cm" svg:y2="8.963cm">
          <text:p/>
        </draw:line>
        <draw:line draw:style-name="gr3" draw:text-style-name="P1" draw:layer="layout" svg:x1="12.2cm" svg:y1="4.463cm" svg:x2="12.2cm" svg:y2="2.963cm">
          <text:p/>
        </draw:line>
        <draw:line draw:style-name="gr3" draw:text-style-name="P1" draw:layer="layout" svg:x1="9.7cm" svg:y1="2.963cm" svg:x2="12.2cm" svg:y2="2.963cm">
          <text:p/>
        </draw:line>
        <draw:line draw:style-name="gr3" draw:text-style-name="P1" draw:layer="layout" svg:x1="12.2cm" svg:y1="7.463cm" svg:x2="12.2cm" svg:y2="8.963cm">
          <text:p/>
        </draw:line>
        <draw:line draw:style-name="gr3" draw:text-style-name="P1" draw:layer="layout" svg:x1="12.2cm" svg:y1="8.963cm" svg:x2="10.2cm" svg:y2="8.963cm">
          <text:p/>
        </draw:line>
        <draw:frame draw:style-name="gr4" draw:layer="layout" svg:width="2.5cm" svg:height="1.25cm" svg:x="12.5cm" svg:y="7.75cm">
          <draw:text-box>
            <text:p><text:span text:style-name="T1">-20°C</text:span></text:p>
          </draw:text-box>
        </draw:frame>
        <draw:frame draw:style-name="gr4" draw:text-style-name="P2" draw:layer="layout" svg:width="2.5cm" svg:height="1.25cm" svg:x="12cm" svg:y="4cm">
          <draw:text-box>
            <text:p><text:span text:style-name="T1">+0°C</text:span></text:p>
          </draw:text-box>
        </draw:frame>
        <draw:frame draw:style-name="gr4" draw:text-style-name="P2" draw:layer="layout" svg:width="2.5cm" svg:height="1.25cm" svg:x="3.5cm" svg:y="7.75cm">
          <draw:text-box>
            <text:p><text:span text:style-name="T1">+20°C</text:span></text:p>
          </draw:text-box>
        </draw:frame>
        <draw:frame draw:style-name="gr4" draw:text-style-name="P2" draw:layer="layout" svg:width="2.5cm" svg:height="1.25cm" svg:x="3.5cm" svg:y="4cm">
          <draw:text-box>
            <text:p><text:span text:style-name="T1">+40°C</text:span></text:p>
          </draw:text-box>
        </draw:frame>
        <draw:g>
          <draw:custom-shape draw:style-name="gr1" draw:text-style-name="P1" draw:layer="layout" svg:width="2cm" svg:height="2cm" svg:x="8.2cm" svg:y="7.963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" draw:text-style-name="P1" draw:layer="layout" svg:width="1.702cm" svg:height="1.499cm" draw:transform="rotate (1.5707963267949) translate (8.7cm 9.76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" draw:layer="layout" svg:width="3.5cm" svg:height="0.963cm" svg:x="7.5cm" svg:y="10cm">
          <draw:text-box>
            <text:p>Détendeur</text:p>
          </draw:text-box>
        </draw:frame>
        <draw:frame draw:style-name="gr6" draw:layer="layout" svg:width="5cm" svg:height="1.75cm" svg:x="6.5cm" svg:y="1.25cm">
          <draw:text-box>
            <text:p>Compresseur</text:p>
          </draw:text-box>
        </draw:frame>
        <draw:line draw:style-name="gr7" draw:text-style-name="P1" draw:layer="layout" svg:x1="4.7cm" svg:y1="8.963cm" svg:x2="5.7cm" svg:y2="8.963cm">
          <text:p/>
        </draw:line>
        <draw:line draw:style-name="gr7" draw:text-style-name="P1" draw:layer="layout" svg:x1="10.2cm" svg:y1="8.963cm" svg:x2="11.2cm" svg:y2="8.963cm">
          <text:p/>
        </draw:line>
        <draw:g>
          <draw:line draw:style-name="gr3" draw:text-style-name="P1" draw:layer="layout" svg:x1="3.7cm" svg:y1="4.463cm" svg:x2="3.2cm" svg:y2="4.713cm">
            <text:p/>
          </draw:line>
          <draw:line draw:style-name="gr3" draw:text-style-name="P1" draw:layer="layout" svg:x1="3.7cm" svg:y1="4.963cm" svg:x2="3.2cm" svg:y2="4.713cm">
            <text:p/>
          </draw:line>
          <draw:line draw:style-name="gr3" draw:text-style-name="P1" draw:layer="layout" svg:x1="3.7cm" svg:y1="4.963cm" svg:x2="3.2cm" svg:y2="5.213cm">
            <text:p/>
          </draw:line>
          <draw:line draw:style-name="gr3" draw:text-style-name="P1" draw:layer="layout" svg:x1="3.7cm" svg:y1="5.463cm" svg:x2="3.2cm" svg:y2="5.213cm">
            <text:p/>
          </draw:line>
          <draw:line draw:style-name="gr3" draw:text-style-name="P1" draw:layer="layout" svg:x1="3.7cm" svg:y1="5.463cm" svg:x2="3.2cm" svg:y2="5.713cm">
            <text:p/>
          </draw:line>
          <draw:line draw:style-name="gr3" draw:text-style-name="P1" draw:layer="layout" svg:x1="3.7cm" svg:y1="5.963cm" svg:x2="3.2cm" svg:y2="5.713cm">
            <text:p/>
          </draw:line>
          <draw:line draw:style-name="gr3" draw:text-style-name="P1" draw:layer="layout" svg:x1="3.7cm" svg:y1="5.963cm" svg:x2="3.2cm" svg:y2="6.213cm">
            <text:p/>
          </draw:line>
          <draw:line draw:style-name="gr3" draw:text-style-name="P1" draw:layer="layout" svg:x1="3.7cm" svg:y1="6.463cm" svg:x2="3.2cm" svg:y2="6.213cm">
            <text:p/>
          </draw:line>
          <draw:line draw:style-name="gr3" draw:text-style-name="P1" draw:layer="layout" svg:x1="3.7cm" svg:y1="6.463cm" svg:x2="3.2cm" svg:y2="6.713cm">
            <text:p/>
          </draw:line>
          <draw:line draw:style-name="gr3" draw:text-style-name="P1" draw:layer="layout" svg:x1="3.7cm" svg:y1="6.963cm" svg:x2="3.2cm" svg:y2="6.713cm">
            <text:p/>
          </draw:line>
          <draw:line draw:style-name="gr3" draw:text-style-name="P1" draw:layer="layout" svg:x1="3.7cm" svg:y1="6.963cm" svg:x2="3.2cm" svg:y2="7.213cm">
            <text:p/>
          </draw:line>
          <draw:line draw:style-name="gr3" draw:text-style-name="P1" draw:layer="layout" svg:x1="3.7cm" svg:y1="7.463cm" svg:x2="3.2cm" svg:y2="7.213cm">
            <text:p/>
          </draw:line>
        </draw:g>
        <draw:g>
          <draw:line draw:style-name="gr3" draw:text-style-name="P1" draw:layer="layout" svg:x1="12.2cm" svg:y1="4.463cm" svg:x2="11.7cm" svg:y2="4.713cm">
            <text:p/>
          </draw:line>
          <draw:line draw:style-name="gr3" draw:text-style-name="P1" draw:layer="layout" svg:x1="12.2cm" svg:y1="4.963cm" svg:x2="11.7cm" svg:y2="4.713cm">
            <text:p/>
          </draw:line>
          <draw:line draw:style-name="gr3" draw:text-style-name="P1" draw:layer="layout" svg:x1="12.2cm" svg:y1="4.963cm" svg:x2="11.7cm" svg:y2="5.213cm">
            <text:p/>
          </draw:line>
          <draw:line draw:style-name="gr3" draw:text-style-name="P1" draw:layer="layout" svg:x1="12.2cm" svg:y1="5.463cm" svg:x2="11.7cm" svg:y2="5.213cm">
            <text:p/>
          </draw:line>
          <draw:line draw:style-name="gr3" draw:text-style-name="P1" draw:layer="layout" svg:x1="12.2cm" svg:y1="5.463cm" svg:x2="11.7cm" svg:y2="5.713cm">
            <text:p/>
          </draw:line>
          <draw:line draw:style-name="gr3" draw:text-style-name="P1" draw:layer="layout" svg:x1="12.2cm" svg:y1="5.963cm" svg:x2="11.7cm" svg:y2="5.713cm">
            <text:p/>
          </draw:line>
          <draw:line draw:style-name="gr3" draw:text-style-name="P1" draw:layer="layout" svg:x1="12.2cm" svg:y1="5.963cm" svg:x2="11.7cm" svg:y2="6.213cm">
            <text:p/>
          </draw:line>
          <draw:line draw:style-name="gr3" draw:text-style-name="P1" draw:layer="layout" svg:x1="12.2cm" svg:y1="6.463cm" svg:x2="11.7cm" svg:y2="6.213cm">
            <text:p/>
          </draw:line>
          <draw:line draw:style-name="gr3" draw:text-style-name="P1" draw:layer="layout" svg:x1="12.2cm" svg:y1="6.463cm" svg:x2="11.7cm" svg:y2="6.713cm">
            <text:p/>
          </draw:line>
          <draw:line draw:style-name="gr3" draw:text-style-name="P1" draw:layer="layout" svg:x1="12.2cm" svg:y1="6.963cm" svg:x2="11.7cm" svg:y2="6.713cm">
            <text:p/>
          </draw:line>
          <draw:line draw:style-name="gr3" draw:text-style-name="P1" draw:layer="layout" svg:x1="12.2cm" svg:y1="6.963cm" svg:x2="11.7cm" svg:y2="7.213cm">
            <text:p/>
          </draw:line>
          <draw:line draw:style-name="gr3" draw:text-style-name="P1" draw:layer="layout" svg:x1="12.2cm" svg:y1="7.463cm" svg:x2="11.7cm" svg:y2="7.213cm">
            <text:p/>
          </draw:line>
        </draw:g>
        <draw:line draw:style-name="gr3" draw:text-style-name="P1" draw:layer="layout" svg:x1="5.7cm" svg:y1="8.963cm" svg:x2="8.2cm" svg:y2="8.963cm">
          <text:p/>
        </draw:line>
        <draw:line draw:style-name="gr3" draw:text-style-name="P1" draw:layer="layout" svg:x1="5.7cm" svg:y1="2.963cm" svg:x2="7.7cm" svg:y2="2.963cm">
          <text:p/>
        </draw:line>
        <draw:g>
          <draw:custom-shape draw:style-name="gr1" draw:text-style-name="P1" draw:layer="layout" svg:width="2cm" svg:height="2cm" svg:x="7.685cm" svg:y="2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2cm" svg:height="2cm" draw:transform="rotate (0.785398163397448) translate (7.272cm 3.014cm)">
            <text:p/>
            <draw:enhanced-geometry svg:viewBox="0 0 21600 21600" draw:text-areas="?f4 ?f4 ?f3 ?f3" draw:type="star4" draw:modifiers="108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line draw:style-name="gr7" draw:text-style-name="P1" draw:layer="layout" svg:x1="11.2cm" svg:y1="2.963cm" svg:x2="10.7cm" svg:y2="2.963cm">
          <text:p/>
        </draw:line>
        <draw:line draw:style-name="gr7" draw:text-style-name="P1" draw:layer="layout" svg:x1="6.2cm" svg:y1="2.963cm" svg:x2="5.2cm" svg:y2="2.963cm">
          <text:p/>
        </draw:line>
        <draw:line draw:style-name="gr7" draw:text-style-name="P1" draw:layer="layout" svg:x1="8.7cm" svg:y1="5.2cm" svg:x2="8.7cm" svg:y2="4.2cm">
          <text:p/>
        </draw:line>
        <draw:frame draw:style-name="gr9" draw:layer="layout" svg:width="0.762cm" svg:height="0.61cm" svg:x="8.738cm" svg:y="4.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1" draw:layer="layout" svg:x1="8.7cm" svg:y1="4.5cm" svg:x2="8.7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2M49S</meta:editing-duration>
    <meta:editing-cycles>13</meta:editing-cycles>
    <meta:generator>LibreOffice/3.4$Win32 LibreOffice_project/340m1$Build-203</meta:generator>
    <dc:date>2012-03-14T16:32:28.42</dc:date>
    <meta:document-statistic meta:object-count="59"/>
  </office:meta>
</office:document-meta>
</file>

<file path=Object 1/content.xml><?xml version="1.0" encoding="utf-8"?>
<math xmlns="http://www.w3.org/1998/Math/MathML">
  <semantics>
    <mrow>
      <mi>W</mi>
    </mrow>
    <annotation encoding="StarMath 5.0">W</annotation>
  </semantics>
</math>
</file>